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language="en" fo:country="GB" officeooo:rsid="000602b7" officeooo:paragraph-rsid="000602b7"/>
    </style:style>
    <style:style style:name="P2" style:family="paragraph" style:parent-style-name="Standard" style:list-style-name="L1">
      <style:text-properties fo:language="en" fo:country="GB" fo:font-weight="bold" officeooo:rsid="00093e3c" officeooo:paragraph-rsid="00093e3c" style:font-weight-asian="bold" style:font-weight-complex="bold"/>
    </style:style>
    <style:style style:name="P3" style:family="paragraph" style:parent-style-name="Standard" style:list-style-name="L1">
      <style:text-properties fo:language="en" fo:country="GB" fo:font-weight="bold" officeooo:rsid="00098a23" officeooo:paragraph-rsid="00098a23" style:font-weight-asian="bold" style:font-weight-complex="bold"/>
    </style:style>
    <style:style style:name="P4" style:family="paragraph" style:parent-style-name="Standard" style:list-style-name="L1">
      <style:text-properties fo:language="en" fo:country="GB" fo:font-weight="bold" officeooo:rsid="000c93ff" officeooo:paragraph-rsid="000c93ff" style:font-weight-asian="bold" style:font-weight-complex="bold"/>
    </style:style>
    <style:style style:name="P5" style:family="paragraph" style:parent-style-name="Standard" style:list-style-name="L1">
      <style:text-properties fo:language="en" fo:country="GB" fo:font-weight="bold" officeooo:rsid="000d0d0d" officeooo:paragraph-rsid="000d0d0d" style:font-weight-asian="bold" style:font-weight-complex="bold"/>
    </style:style>
    <style:style style:name="P6" style:family="paragraph" style:parent-style-name="Standard" style:list-style-name="L1">
      <style:text-properties fo:language="en" fo:country="GB" fo:font-weight="bold" officeooo:rsid="000e074d" officeooo:paragraph-rsid="000e074d" style:font-weight-asian="bold" style:font-weight-complex="bold"/>
    </style:style>
    <style:style style:name="P7" style:family="paragraph" style:parent-style-name="Standard" style:list-style-name="L1">
      <style:text-properties fo:language="en" fo:country="GB" officeooo:rsid="000602b7" officeooo:paragraph-rsid="000602b7"/>
    </style:style>
    <style:style style:name="P8" style:family="paragraph" style:parent-style-name="Standard" style:list-style-name="L1">
      <style:text-properties fo:language="en" fo:country="GB" officeooo:rsid="0007c369" officeooo:paragraph-rsid="0007c369"/>
    </style:style>
    <style:style style:name="P9" style:family="paragraph" style:parent-style-name="Standard" style:list-style-name="L1">
      <style:text-properties fo:language="en" fo:country="GB" fo:font-weight="normal" officeooo:rsid="00093e3c" officeooo:paragraph-rsid="00093e3c" style:font-weight-asian="normal" style:font-weight-complex="normal"/>
    </style:style>
    <style:style style:name="P10" style:family="paragraph" style:parent-style-name="Standard" style:list-style-name="L1">
      <style:text-properties fo:language="en" fo:country="GB" fo:font-weight="normal" officeooo:rsid="00093e3c" officeooo:paragraph-rsid="00098a23" style:font-weight-asian="normal" style:font-weight-complex="normal"/>
    </style:style>
    <style:style style:name="P11" style:family="paragraph" style:parent-style-name="Standard" style:list-style-name="L1">
      <style:text-properties fo:language="en" fo:country="GB" fo:font-weight="normal" officeooo:rsid="00098a23" officeooo:paragraph-rsid="00098a23" style:font-weight-asian="normal" style:font-weight-complex="normal"/>
    </style:style>
    <style:style style:name="P12" style:family="paragraph" style:parent-style-name="Standard" style:list-style-name="L1">
      <style:text-properties fo:language="en" fo:country="GB" fo:font-weight="normal" officeooo:rsid="000b476c" officeooo:paragraph-rsid="000b476c" style:font-weight-asian="normal" style:font-weight-complex="normal"/>
    </style:style>
    <style:style style:name="P13" style:family="paragraph" style:parent-style-name="Standard" style:list-style-name="L1">
      <style:text-properties fo:language="en" fo:country="GB" fo:font-weight="normal" officeooo:rsid="000d0d0d" officeooo:paragraph-rsid="000d0d0d" style:font-weight-asian="normal" style:font-weight-complex="normal"/>
    </style:style>
    <style:style style:name="P14" style:family="paragraph" style:parent-style-name="Standard" style:list-style-name="L1">
      <style:text-properties fo:language="en" fo:country="GB" fo:font-weight="normal" officeooo:rsid="000e074d" officeooo:paragraph-rsid="000e074d" style:font-weight-asian="normal" style:font-weight-complex="normal"/>
    </style:style>
    <style:style style:name="P15" style:family="paragraph" style:parent-style-name="Standard" style:list-style-name="L1">
      <style:text-properties fo:language="en" fo:country="GB" style:text-underline-style="solid" style:text-underline-width="auto" style:text-underline-color="font-color" fo:font-weight="normal" officeooo:rsid="000e074d" officeooo:paragraph-rsid="000e074d" style:font-weight-asian="normal" style:font-weight-complex="normal"/>
    </style:style>
    <style:style style:name="P16" style:family="paragraph" style:parent-style-name="Standard" style:list-style-name="L1">
      <style:text-properties fo:language="en" fo:country="GB" style:text-underline-style="solid" style:text-underline-width="auto" style:text-underline-color="font-color" fo:font-weight="normal" officeooo:rsid="000fb612" officeooo:paragraph-rsid="000fb612" style:font-weight-asian="normal" style:font-weight-complex="normal"/>
    </style:style>
    <style:style style:name="P17" style:family="paragraph" style:parent-style-name="Standard" style:list-style-name="L1">
      <style:text-properties fo:language="en" fo:country="GB" style:text-underline-style="solid" style:text-underline-width="auto" style:text-underline-color="font-color" fo:font-weight="normal" officeooo:rsid="0010b690" officeooo:paragraph-rsid="0010b690" style:font-weight-asian="normal" style:font-weight-complex="normal"/>
    </style:style>
    <style:style style:name="P18" style:family="paragraph" style:parent-style-name="Standard" style:list-style-name="L1">
      <style:text-properties fo:language="en" fo:country="GB" style:text-underline-style="none" fo:font-weight="normal" officeooo:rsid="000fb612" officeooo:paragraph-rsid="000fb612" style:font-weight-asian="normal" style:font-weight-complex="normal"/>
    </style:style>
    <style:style style:name="T1" style:family="text">
      <style:text-properties officeooo:rsid="00093e3c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underline-style="none"/>
    </style:style>
    <style:style style:name="T4" style:family="text">
      <style:text-properties style:text-underline-style="none" officeooo:rsid="000fb612"/>
    </style:style>
    <style:style style:name="T5" style:family="text">
      <style:text-properties style:text-underline-style="none" officeooo:rsid="0010b69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3 METHODOLOGY CONCEPTS AND PERSPECTIVES</text:p>
      <text:list xml:id="list6849604466845404436" text:style-name="L1">
        <text:list-item>
          <text:p text:style-name="P2">science</text:p>
        </text:list-item>
        <text:list-item>
          <text:p text:style-name="P7">science = systematic inquiry</text:p>
        </text:list-item>
        <text:list-item>
          <text:p text:style-name="P7">sicence = organised accumulation of systematic knowledge for the prupose of intelligent exaplanation</text:p>
        </text:list-item>
        <text:list-item>
          <text:p text:style-name="P8">intended purpose of science = explanation / prediction (explanation why something occurs allows CONDITIONAL prediction)</text:p>
        </text:list-item>
        <text:list-item>
          <text:p text:style-name="P8">science gives tool to accummulate knowledge</text:p>
        </text:list-item>
        <text:list-item>
          <text:p text:style-name="P8">science is a body of accumulated reliable knowledge is an entity (not static); research is a process through which the body of science is expanded and the existing body of science is tested for validity</text:p>
        </text:list-item>
        <text:list-item>
          <text:p text:style-name="P8">science – social and physical sciences, physical – concerned with things (hard sciences), social – concerned with people; <text:span text:style-name="T1">physical science – data, social – theory; physical – empirical validation and testing</text:span></text:p>
        </text:list-item>
        <text:list-item>
          <text:p text:style-name="P2">knowledge</text:p>
        </text:list-item>
        <text:list-item>
          <text:p text:style-name="P9">positivistiv and normativistic knowledge (prescriptive and knowledge of values)</text:p>
        </text:list-item>
        <text:list-item>
          <text:p text:style-name="P9">positivistivc: knowledge of conditions, situations, things that are directly observable or measurable</text:p>
        </text:list-item>
        <text:list-item>
          <text:p text:style-name="P10">normativistic – about values; presprictive – what ought to be done to solve a problem; knowledge fo values – knowledge of goodness / badness of situation (matter of interpretation) (not subjective)</text:p>
        </text:list-item>
        <text:list-item>
          <text:p text:style-name="P11">privat vs public: public – can be shown with logic and evidence, is RELIABLE</text:p>
        </text:list-item>
        <text:list-item>
          <text:p text:style-name="P3">ways of obtaining knowledge: <text:span text:style-name="T2">the senses, experience, intuition, revelation, measurement, reasoning</text:span></text:p>
        </text:list-item>
        <text:list-item>
          <text:p text:style-name="P11">experience – gathered through interactions, revelation – reception of knowledge from vaguely define or unknown source; reasoning: finding patterns (inductive and deductive)</text:p>
        </text:list-item>
        <text:list-item>
          <text:p text:style-name="P3">reliability</text:p>
        </text:list-item>
        <text:list-item>
          <text:p text:style-name="P12">it can be supported by evidence and is generated in a way that can be reproduced or demonstrated</text:p>
        </text:list-item>
        <text:list-item>
          <text:p text:style-name="P12">reliability of non-observable things – through logic or reasoning</text:p>
        </text:list-item>
        <text:list-item>
          <text:p text:style-name="P12">deductive – reasoning from general assumptions to specific results; and inductive logic – reasoning from results to general conclusions, empriical process of arricing at new pricniples through data</text:p>
        </text:list-item>
        <text:list-item>
          <text:p text:style-name="P4">logical fallacies: </text:p>
        </text:list-item>
        <text:list-item>
          <text:p text:style-name="P4">test for reliability: <text:span text:style-name="T2">test of logical coherence – examining the outcome and prepoistion – if its free of logical contradiction (including logical fallacies);</text:span></text:p>
        </text:list-item>
        <text:list-item>
          <text:p text:style-name="P13">test of correspondence: comparing the outcome to what is already known</text:p>
        </text:list-item>
        <text:list-item>
          <text:p text:style-name="P13">test of clarity: tests outcome for lack of ambiguity or vagueness</text:p>
        </text:list-item>
        <text:list-item>
          <text:p text:style-name="P13">test of workability*: if the results solve the problem</text:p>
        </text:list-item>
        <text:list-item>
          <text:p text:style-name="P5">role of personal objectivity: </text:p>
        </text:list-item>
        <text:list-item>
          <text:p text:style-name="P6">scientific predictions</text:p>
        </text:list-item>
        <text:list-item>
          <text:p text:style-name="P14">conditional – no way of brining certainty; but if we understand how forces act to produce results, we have basis for conditional</text:p>
        </text:list-item>
        <text:list-item>
          <text:p text:style-name="P14">the basis for scientific prediction = theory + empricial knowledge</text:p>
        </text:list-item>
        <text:list-item>
          <text:p text:style-name="P14">fact is verifiable observation; theory consists of logical relationships between facts, hypothesis is a testable preposition</text:p>
        </text:list-item>
        <text:list-item>
          <text:p text:style-name="P15">facts – <text:span text:style-name="T3">prior reliable knwoledge, </text:span><text:span text:style-name="T4">are positive, independent of personal value judgement, not always true (not permanent)</text:span></text:p>
        </text:list-item>
        <text:list-item>
          <text:p text:style-name="P18">facts have two functions: to initiate theory, assist in the reformulation, expansion and clarification of existing theories</text:p>
        </text:list-item>
        <text:list-item>
          <text:p text:style-name="P16"><text:soft-page-break/>theory: <text:span text:style-name="T3">establishes relationships (facts are building blocks), but also deductive logic, theory relationships hold when conditions are met (the only test = internal logic); gives us predictive ability (if this this holds then), each theory for a set of conditions; provides conceptual base for specific applications</text:span></text:p>
        </text:list-item>
        <text:list-item>
          <text:p text:style-name="P18">theories are simplifuications . They cant take all aspects and conditions into consideration – they would be to complex and uselesss – its is generalisation! (to start reasoning without a specific context)</text:p>
        </text:list-item>
        <text:list-item>
          <text:p text:style-name="P18">theory assists in: formulating research problem, hypotheses, designing empirical procedures, assembling data, interpretation.</text:p>
        </text:list-item>
        <text:list-item>
          <text:p text:style-name="P16"><text:span text:style-name="T3">Statistical hypotheses (the significance and the fit of the hypothesis) – quantitative hypothese</text:span><text:span text:style-name="T5">s – must have three features – must have a conceptual basis (be built on theoretical reasoning), be sufficiently specific to be rejected or not (based on the data), there must be data and technique to test them</text:span></text:p>
        </text:list-item>
        <text:list-item>
          <text:p text:style-name="P17"><text:span text:style-name="T5">q</text:span><text:span text:style-name="T3">ualitative (conceptual) hypotheses: used as reasonable contentions → maintained: things assumed to be true; diagnostic: preposition about the cause of the problem; remedial. Propose solution to a problem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sl" fo:country="SI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sl" fo:country="SI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0T13:59:21.929856958</meta:creation-date>
    <dc:date>2017-12-20T16:00:42.082162134</dc:date>
    <meta:editing-duration>PT8M58S</meta:editing-duration>
    <meta:editing-cycles>1</meta:editing-cycles>
    <meta:generator>LibreOffice/5.1.6.2$Linux_X86_64 LibreOffice_project/10m0$Build-2</meta:generator>
    <meta:document-statistic meta:table-count="0" meta:image-count="0" meta:object-count="0" meta:page-count="2" meta:paragraph-count="36" meta:word-count="590" meta:character-count="4014" meta:non-whitespace-character-count="3469"/>
  </office:meta>
</office:document-meta>
</file>